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phantom>
        <mstyle>
          <mrow>
            <mrow>
              <mi>A</mi>
              <mrow>
                <mi/>
                <mo stretchy="false">=</mo>
                <mi/>
              </mrow>
            </mrow>
          </mrow>
        </mstyle>
      </mphantom>
      <mrow>
        <munder>
          <mo stretchy="false">∑</mo>
          <mphantom>
            <mstyle>
              <mrow>
                <mi>j</mi>
              </mrow>
            </mstyle>
          </mphantom>
        </munder>
        <mphantom>
          <mstyle>
            <mrow>
              <mrow>
                <msub>
                  <mi>a</mi>
                  <mi>j</mi>
                </msub>
                <mfenced open="∣" close="〉">
                  <mrow>
                    <msub>
                      <mi>a</mi>
                      <mi>j</mi>
                    </msub>
                  </mrow>
                </mfenced>
                <mfenced open="〈" close="∣">
                  <mrow>
                    <msub>
                      <mi>a</mi>
                      <mi>j</mi>
                    </msub>
                  </mrow>
                </mfenced>
              </mrow>
            </mrow>
          </mstyle>
        </mphantom>
      </mrow>
    </mrow>
    <annotation encoding="StarMath 5.0">phantom{ A `=`} sum from phantom j phantom{ a_j left lline a_j right rangle left langle a_j right rline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15:10:16.833000000</meta:creation-date>
    <meta:generator>LibreOffice/4.1.4.2$Windows_x86 LibreOffice_project/0a0440ccc0227ad9829de5f46be37cfb6edcf72</meta:generator>
  </office:meta>
</office:document-meta>
</file>